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5170000029C26A486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3cm" svg:stroke-color="#000000" draw:marker-start-width="0.095cm" draw:marker-end-width="0.0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="Arrow" draw:marker-end-width="0.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8.999cm" svg:height="9.739cm" svg:x="0.273cm" svg:y="0.079cm">
          <draw:image xlink:href="Pictures/10000201000005170000029C26A48621.png" xlink:type="simple" xlink:show="embed" xlink:actuate="onLoad">
            <text:p/>
          </draw:image>
        </draw:frame>
        <draw:line draw:style-name="gr2" draw:text-style-name="P1" draw:layer="layout" svg:x1="11.071cm" svg:y1="3.506cm" svg:x2="12.402cm" svg:y2="2.272cm">
          <text:p/>
        </draw:line>
        <draw:frame draw:style-name="gr3" draw:text-style-name="P2" draw:layer="layout" svg:width="5.191cm" svg:height="1.117cm" svg:x="9.95cm" svg:y="1.298cm">
          <draw:text-box>
            <text:p><text:span text:style-name="T1">NdFeB Magnet</text:span></text:p>
          </draw:text-box>
        </draw:frame>
        <draw:line draw:style-name="gr2" draw:text-style-name="P1" draw:layer="layout" svg:x1="10.972cm" svg:y1="8.006cm" svg:x2="12.336cm" svg:y2="7.093cm">
          <text:p/>
        </draw:line>
        <draw:frame draw:style-name="gr3" draw:text-style-name="P2" draw:layer="layout" svg:width="2.939cm" svg:height="1.883cm" svg:x="8.718cm" svg:y="7.34cm">
          <draw:text-box>
            <text:p><text:span text:style-name="T1">SmCo</text:span></text:p>
            <text:p><text:span text:style-name="T1">Magnet</text:span></text:p>
          </draw:text-box>
        </draw:frame>
        <draw:line draw:style-name="gr4" draw:text-style-name="P1" draw:layer="layout" svg:x1="9.788cm" svg:y1="4.01cm" svg:x2="9.788cm" svg:y2="3.182cm">
          <text:p/>
        </draw:line>
        <draw:line draw:style-name="gr4" draw:text-style-name="P1" draw:layer="layout" svg:x1="4.154cm" svg:y1="6.351cm" svg:x2="4.871cm" svg:y2="6.765cm">
          <text:p/>
        </draw:line>
        <draw:line draw:style-name="gr4" draw:text-style-name="P1" draw:layer="layout" svg:x1="15.369cm" svg:y1="6.358cm" svg:x2="14.652cm" svg:y2="6.772cm">
          <text:p/>
        </draw:line>
        <draw:line draw:style-name="gr4" draw:text-style-name="P1" draw:layer="layout" svg:x1="11.139cm" svg:y1="6.165cm" svg:x2="10.607cm" svg:y2="5.692cm">
          <text:p/>
        </draw:line>
        <draw:line draw:style-name="gr4" draw:text-style-name="P1" draw:layer="layout" svg:x1="8.466cm" svg:y1="6.191cm" svg:x2="8.98cm" svg:y2="5.701cm">
          <text:p/>
        </draw:line>
        <draw:line draw:style-name="gr4" draw:text-style-name="P1" draw:layer="layout" svg:x1="6.905cm" svg:y1="6.984cm" svg:x2="7.552cm" svg:y2="6.773cm">
          <text:p/>
        </draw:line>
        <draw:line draw:style-name="gr4" draw:text-style-name="P1" draw:layer="layout" svg:x1="6.032cm" svg:y1="8.387cm" svg:x2="6.191cm" svg:y2="9.028cm">
          <text:p/>
        </draw:line>
        <draw:line draw:style-name="gr4" draw:text-style-name="P1" draw:layer="layout" svg:x1="13.52cm" svg:y1="8.414cm" svg:x2="13.35cm" svg:y2="9.081cm">
          <text:p/>
        </draw:line>
        <draw:line draw:style-name="gr4" draw:text-style-name="P1" draw:layer="layout" svg:x1="12.7cm" svg:y1="6.985cm" svg:x2="12.065cm" svg:y2="6.76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9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16:41:27.22</meta:creation-date>
    <meta:editing-duration>PT14M40S</meta:editing-duration>
    <meta:editing-cycles>3</meta:editing-cycles>
    <meta:generator>LibreOffice/3.4$Win32 LibreOffice_project/340m1$Build-302</meta:generator>
    <dc:date>2012-06-18T16:56:01.51</dc:date>
    <meta:document-statistic meta:object-count="14"/>
  </office:meta>
</office:document-meta>
</file>